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96a" officeooo:paragraph-rsid="001b39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jority of the components of the program was fairly straightforward and previously defined. Thanks to our bash assignments I was already familiar with random number generation, file IO and while loops. The part that took the most effort was the sorting of the high scores. I had to do more advanced research into the way that the sort and awk command work to assure that empty lines didn’t alter the results of the sort and utilized the table, numerical sort command to rearrange the high score text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2:19:08.910739274</meta:creation-date>
    <dc:date>2019-03-17T22:23:19.806512636</dc:date>
    <meta:editing-duration>PT4M14S</meta:editing-duration>
    <meta:editing-cycles>1</meta:editing-cycles>
    <meta:document-statistic meta:table-count="0" meta:image-count="0" meta:object-count="0" meta:page-count="1" meta:paragraph-count="1" meta:word-count="88" meta:character-count="509" meta:non-whitespace-character-count="422"/>
    <meta:generator>LibreOffice/6.0.7.3$Linux_X86_64 LibreOffice_project/00m0$Build-3</meta:generator>
  </office:meta>
</office:document-meta>
</file>